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WorkflowEndpoint.send( MessageExchange ex , boolean syn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SWorkflowEndpoint.getWorkflo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orkflowEndpoint.getC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orkflowEndpoint.sendRawInOutRequest( QName service ,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SWorkflowEndpoint.setAction( int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orkflow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WorkflowEndpoint.process( Message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SWorkflowEndpoint.sendRequest( QName service ,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SWorkflowEndpoint.sendMessage( QName service ,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SWorkflowEndpoint.getNewExchange( QName qname , boolean in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SWorkflowEndpoint.preWork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SWorkflowEndpoint.setWorkflowName( String workflo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orkflow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SWorkflowEndpoint.postWork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SWorkflowEndpoint.onConsumerExchange( Message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SWorkflowEndpoint.setCaller( String c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orkflowEndpoint.onProviderExchange( Message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SWorkflowEndpoint.fail( MessageExchang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orkflowEndpoint.done( MessageExchang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WorkflowEndpoint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